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f83" officeooo:paragraph-rsid="000b7f83"/>
    </style:style>
    <style:style style:name="P2" style:family="paragraph" style:parent-style-name="Standard">
      <style:text-properties officeooo:rsid="000d662b" officeooo:paragraph-rsid="000d662b"/>
    </style:style>
    <style:style style:name="T1" style:family="text">
      <style:text-properties officeooo:rsid="000d662b"/>
    </style:style>
    <style:style style:name="T2" style:family="text">
      <style:text-properties officeooo:rsid="000e8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za 2<text:span text:style-name="T2">8</text:span>/05/2025</text:p>
      <text:p text:style-name="P1"/>
      <text:p text:style-name="P1">Spett. Studio Berti</text:p>
      <text:p text:style-name="P1"><text:s text:c="10"/>Via Boito 37</text:p>
      <text:p text:style-name="P1"><text:s text:c="11"/>20900 Monza Mb</text:p>
      <text:p text:style-name="P1"/>
      <text:p text:style-name="P1">Raccomandata a mano</text:p>
      <text:p text:style-name="P1"/>
      <text:p text:style-name="P1">Vista l’estrema difficoltà di contattarVi da parte dei condomini tramite differenti canali </text:p>
      <text:p text:style-name="P1"><text:s/>Sono con la presente a richiederVi un appuntamento prima possibile presso il vostro studio.</text:p>
      <text:p text:style-name="P1"/>
      <text:p text:style-name="P1">I temi da discutere sono fondamentalmente quelli già elencati nella richiesta di assemblea da Voi </text:p>
      <text:p text:style-name="P1">ricevuta tramite raccomandata postale il 6 Maggio 2025</text:p>
      <text:p text:style-name="P1"/>
      <text:p text:style-name="P1">Si richiede una discussione preliminare tramite il succitato appuntamento per snellire <text:span text:style-name="T1">l’assemblea </text:span></text:p>
      <text:p text:style-name="P2">indicandovi le nostre perplessità in merito soprattutto alla gestione dei lavori e alle procedure di</text:p>
      <text:p text:style-name="P2">pagamento delle relative fatture.</text:p>
      <text:p text:style-name="P2"/>
      <text:p text:style-name="P2">Certo di un Vostro celere riscontro porgo</text:p>
      <text:p text:style-name="P2">Cordiali saluti</text:p>
      <text:p text:style-name="P2"/>
      <text:p text:style-name="P2">Paolo Rosa (delega Montrasio Mariarosa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6:53:32.758298566</meta:creation-date>
    <dc:date>2025-05-27T17:09:17.188987494</dc:date>
    <meta:editing-duration>PT5M34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5" meta:word-count="108" meta:character-count="764" meta:non-whitespace-character-count="645"/>
  </office:meta>
</office:document-meta>
</file>